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t de l’étud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petite longueurs d’onde de démarr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0.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c alph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/>
          <table:table-cell office:value-type="string" calcext:value-type="string">
            <text:p>long initial wavelength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08:31.743193423</meta:creation-date>
    <dc:date>2017-07-25T15:45:04.325582567</dc:date>
    <meta:editing-duration>P0D</meta:editing-duration>
    <meta:editing-cycles>1</meta:editing-cycles>
    <meta:document-statistic meta:table-count="1" meta:cell-count="379" meta:object-count="0"/>
    <meta:generator>LibreOffice/5.1.6.2$Linux_X86_64 LibreOffice_project/10m0$Build-2</meta:generator>
  </office:meta>
</office:document-meta>
</file>